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807in"/>
    </style:style>
    <style:style style:name="co2" style:family="table-column">
      <style:table-column-properties fo:break-before="auto" style:column-width="1.1799in"/>
    </style:style>
    <style:style style:name="co3" style:family="table-column">
      <style:table-column-properties fo:break-before="auto" style:column-width="1.398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/>
    </style:style>
    <style:style style:name="ce4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MarkSortTimingStudy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Default"/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/>
          <table:table-cell table:style-name="Default"/>
          <table:table-cell table:style-name="ce4" office:value-type="string">
            <text:p>Mark Sort Timing Study</text:p>
          </table:table-cell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1"/>
          <table:table-cell table:style-name="ce2" office:value-type="string">
            <text:p>Array Size</text:p>
          </table:table-cell>
          <table:table-cell table:style-name="ce2" office:value-type="string">
            <text:p>Time In Seconds</text:p>
          </table:table-cell>
          <table:table-cell table:style-name="ce1">
            <draw:frame table:end-cell-address="MarkSortTimingStudy.L29" table:end-x="0.8791in" table:end-y="0.1583in" draw:z-index="0" draw:style-name="gr1" draw:text-style-name="P1" svg:width="7.9728in" svg:height="4.574in" svg:x="0.0185in" svg:y="0.0295in">
              <draw:object draw:notify-on-update-of-ranges="MarkSortTimingStudy.B5:MarkSortTimingStudy.B18 MarkSortTimingStudy.C2:MarkSortTimingStudy.C2 MarkSortTimingStudy.C5:MarkSortTimingStudy.C1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ce1" table:number-columns-repeated="1020"/>
        </table:table-row>
        <table:table-row table:style-name="ro1">
          <table:table-cell/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0000">
            <text:p>2000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0000">
            <text:p>30000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0000">
            <text:p>40000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0000">
            <text:p>50000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0000">
            <text:p>60000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0000">
            <text:p>70000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000">
            <text:p>80000</text:p>
          </table:table-cell>
          <table:table-cell office:value-type="float" office:value="16">
            <text:p>1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0000">
            <text:p>90000</text:p>
          </table:table-cell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0000">
            <text:p>100000</text:p>
          </table:table-cell>
          <table:table-cell office:value-type="float" office:value="24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0000">
            <text:p>110000</text:p>
          </table:table-cell>
          <table:table-cell office:value-type="float" office:value="30">
            <text:p>3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0000">
            <text:p>120000</text:p>
          </table:table-cell>
          <table:table-cell office:value-type="float" office:value="35">
            <text:p>3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30000">
            <text:p>130000</text:p>
          </table:table-cell>
          <table:table-cell office:value-type="float" office:value="41">
            <text:p>4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40000">
            <text:p>140000</text:p>
          </table:table-cell>
          <table:table-cell office:value-type="float" office:value="48">
            <text:p>48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4">02/04/2014</text:date>, <text:time>11:24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Win32 OpenOffice.org_project/400m3$Build-9702</meta:generator>
    <dc:date>2014-02-04T11:24:00.52</dc:date>
    <dc:creator>rcc </dc:creator>
    <meta:editing-duration>PT14M38S</meta:editing-duration>
    <meta:editing-cycles>4</meta:editing-cycles>
    <meta:document-statistic meta:table-count="1" meta:cell-count="3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252cm" svg:height="11.619cm" xlink:href=".." xlink:type="simple" chart:class="chart:scatter" chart:style-name="ch1">
        <chart:title svg:x="8.019cm" svg:y="0.368cm" chart:style-name="ch2">
          <text:p>Mark Sort 1 Function</text:p>
        </chart:title>
        <chart:subtitle svg:x="9.46cm" svg:y="1.379cm" chart:style-name="ch3">
          <text:p>O(N^2)</text:p>
        </chart:subtitle>
        <chart:plot-area chart:style-name="ch4" table:cell-range-address="MarkSortTimingStudy.B5:MarkSortTimingStudy.C18 MarkSortTimingStudy.C2:MarkSortTimingStudy.C2" chart:data-source-has-labels="row" svg:x="1.443cm" svg:y="2.526cm" svg:width="17.999cm" svg:height="7.853cm">
          <chartooo:coordinate-region svg:x="2.064cm" svg:y="2.738cm" svg:width="16.821cm" svg:height="6.968cm"/>
          <chart:axis chart:dimension="x" chart:name="primary-x" chart:style-name="ch5">
            <chart:title svg:x="9.684cm" svg:y="10.612cm" chart:style-name="ch6">
              <text:p>Array Size</text:p>
            </chart:title>
            <chart:grid chart:style-name="ch7" chart:class="major"/>
          </chart:axis>
          <chart:axis chart:dimension="y" chart:name="primary-y" chart:style-name="ch5">
            <chart:title svg:x="0.451cm" svg:y="7.74cm" chart:style-name="ch8">
              <text:p>Time in Seconds</text:p>
            </chart:title>
            <chart:grid chart:style-name="ch7" chart:class="major"/>
          </chart:axis>
          <chart:series chart:style-name="ch9" chart:values-cell-range-address="MarkSortTimingStudy.C5:MarkSortTimingStudy.C18" chart:label-cell-address="MarkSortTimingStudy.C2:MarkSortTimingStudy.C2" chart:class="chart:scatter">
            <chart:domain table:cell-range-address="MarkSortTimingStudy.B5:MarkSortTimingStudy.B18"/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ark Sort Timing Study</text:p>
                <draw:g>
                  <svg:desc>MarkSortTimingStudy.C2:MarkSortTimingStudy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MarkSortTimingStudy.B5:MarkSortTimingStudy.B18</svg:desc>
                </draw:g>
              </table:table-cell>
              <table:table-cell office:value-type="float" office:value="0">
                <text:p>0</text:p>
                <draw:g>
                  <svg:desc>MarkSortTimingStudy.C5:MarkSortTimingStudy.C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">
                <text:p>2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0">
                <text:p>300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">
                <text:p>400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">
                <text:p>500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0">
                <text:p>600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0">
                <text:p>700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0">
                <text:p>800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0">
                <text:p>900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00">
                <text:p>11000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00">
                <text:p>12000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00">
                <text:p>13000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00">
                <text:p>140000</text:p>
              </table:table-cell>
              <table:table-cell office:value-type="float" office:value="48">
                <text:p>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